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0e5365" officeooo:paragraph-rsid="000e5365"/>
    </style:style>
    <style:style style:name="P2" style:family="paragraph" style:parent-style-name="Standard">
      <style:text-properties style:text-underline-style="solid" style:text-underline-width="auto" style:text-underline-color="font-color" officeooo:rsid="00101e80" officeooo:paragraph-rsid="00101e80"/>
    </style:style>
    <style:style style:name="P3" style:family="paragraph" style:parent-style-name="Standard">
      <style:text-properties style:text-underline-style="none" officeooo:rsid="000e5365" officeooo:paragraph-rsid="000e5365"/>
    </style:style>
    <style:style style:name="P4" style:family="paragraph" style:parent-style-name="Standard">
      <style:text-properties fo:color="#c9211e" style:text-underline-style="none" officeooo:rsid="000e5365" officeooo:paragraph-rsid="000e5365"/>
    </style:style>
    <style:style style:name="P5" style:family="paragraph" style:parent-style-name="Standard">
      <style:text-properties fo:color="#c9211e" style:text-underline-style="none" officeooo:rsid="0014e790" officeooo:paragraph-rsid="0014e790"/>
    </style:style>
    <style:style style:name="P6" style:family="paragraph" style:parent-style-name="Standard">
      <style:text-properties fo:color="#c9211e" style:text-underline-style="none" officeooo:rsid="00168faa" officeooo:paragraph-rsid="00168faa"/>
    </style:style>
    <style:style style:name="P7" style:family="paragraph" style:parent-style-name="Standard">
      <style:text-properties fo:color="#c9211e" style:text-underline-style="none" officeooo:rsid="00196b01" officeooo:paragraph-rsid="00196b01"/>
    </style:style>
    <style:style style:name="P8" style:family="paragraph" style:parent-style-name="Standard">
      <style:text-properties fo:color="#c9211e" style:text-underline-style="none" officeooo:rsid="001c17fa" officeooo:paragraph-rsid="001c17fa"/>
    </style:style>
    <style:style style:name="P9" style:family="paragraph" style:parent-style-name="Standard">
      <style:text-properties fo:color="#c9211e" style:text-underline-style="none" officeooo:rsid="001ea624" officeooo:paragraph-rsid="001ea624"/>
    </style:style>
    <style:style style:name="P10" style:family="paragraph" style:parent-style-name="Standard">
      <style:text-properties fo:color="#c9211e" style:text-underline-style="none" officeooo:rsid="00101e80" officeooo:paragraph-rsid="00101e80"/>
    </style:style>
    <style:style style:name="P11" style:family="paragraph" style:parent-style-name="Standard">
      <style:text-properties style:use-window-font-color="true" style:text-underline-style="solid" style:text-underline-width="auto" style:text-underline-color="font-color" officeooo:rsid="00101e80" officeooo:paragraph-rsid="00101e80"/>
    </style:style>
    <style:style style:name="P12" style:family="paragraph" style:parent-style-name="Standard">
      <style:text-properties style:use-window-font-color="true" style:text-underline-style="solid" style:text-underline-width="auto" style:text-underline-color="font-color" officeooo:rsid="0011d9bf" officeooo:paragraph-rsid="0011d9bf"/>
    </style:style>
    <style:style style:name="P13" style:family="paragraph" style:parent-style-name="Standard">
      <style:text-properties style:use-window-font-color="true" style:text-underline-style="none" officeooo:rsid="0011d9bf" officeooo:paragraph-rsid="00134957"/>
    </style:style>
    <style:style style:name="P14" style:family="paragraph" style:parent-style-name="Standard">
      <style:text-properties style:use-window-font-color="true" style:text-line-through-style="none" style:text-line-through-type="none" style:text-underline-style="none" officeooo:rsid="0011d9bf" officeooo:paragraph-rsid="00101e80"/>
    </style:style>
    <style:style style:name="P15" style:family="paragraph" style:parent-style-name="Standard">
      <style:text-properties officeooo:paragraph-rsid="00101e80"/>
    </style:style>
    <style:style style:name="P16" style:family="paragraph" style:parent-style-name="Standard">
      <style:text-properties officeooo:rsid="0015dd90" officeooo:paragraph-rsid="0015dd90"/>
    </style:style>
    <style:style style:name="P17" style:family="paragraph" style:parent-style-name="Standard">
      <style:text-properties fo:color="#2a6099" style:text-underline-style="none" officeooo:rsid="0011d9bf" officeooo:paragraph-rsid="00134957"/>
    </style:style>
    <style:style style:name="P18" style:family="paragraph" style:parent-style-name="Standard">
      <style:text-properties style:use-window-font-color="true" style:text-line-through-style="none" style:text-line-through-type="none" style:text-underline-style="none" officeooo:rsid="0011d9bf" officeooo:paragraph-rsid="00101e80"/>
    </style:style>
    <style:style style:name="T1" style:family="text">
      <style:text-properties officeooo:rsid="00101e80"/>
    </style:style>
    <style:style style:name="T2" style:family="text">
      <style:text-properties fo:color="#c9211e" style:text-line-through-style="none" style:text-line-through-type="none" style:text-underline-style="none" officeooo:rsid="00101e80"/>
    </style:style>
    <style:style style:name="T3" style:family="text">
      <style:text-properties fo:color="#c9211e" style:text-line-through-style="none" style:text-line-through-type="none" style:text-underline-style="none" officeooo:rsid="0011d9bf"/>
    </style:style>
    <style:style style:name="T4" style:family="text">
      <style:text-properties fo:color="#c9211e" style:text-underline-style="none"/>
    </style:style>
    <style:style style:name="T5" style:family="text">
      <style:text-properties fo:color="#c9211e" style:text-underline-style="none" officeooo:rsid="0014e790"/>
    </style:style>
    <style:style style:name="T6" style:family="text">
      <style:text-properties style:use-window-font-color="true" style:text-line-through-style="none" style:text-line-through-type="none" style:text-underline-style="none" officeooo:rsid="0011d9bf"/>
    </style:style>
    <style:style style:name="T7" style:family="text">
      <style:text-properties style:use-window-font-color="true" style:text-line-through-style="none" style:text-line-through-type="none" style:text-underline-style="none" officeooo:rsid="00101e80"/>
    </style:style>
    <style:style style:name="T8" style:family="text">
      <style:text-properties style:use-window-font-color="true" style:text-line-through-style="none" style:text-line-through-type="none" style:text-underline-style="none" officeooo:rsid="00123aa3"/>
    </style:style>
    <style:style style:name="T9" style:family="text">
      <style:text-properties fo:font-style="italic" style:font-style-asian="italic" style:font-style-complex="italic"/>
    </style:style>
    <style:style style:name="T10" style:family="text">
      <style:text-properties officeooo:rsid="00134957"/>
    </style:style>
    <style:style style:name="T11" style:family="text">
      <style:text-properties officeooo:rsid="0019ecfb"/>
    </style:style>
    <style:style style:name="T12" style:family="text">
      <style:text-properties officeooo:rsid="001aa2a2"/>
    </style:style>
    <style:style style:name="T13" style:family="text">
      <style:text-properties officeooo:rsid="001aeb80"/>
    </style:style>
    <style:style style:name="T14" style:family="text">
      <style:text-properties officeooo:rsid="001caaa1"/>
    </style:style>
    <style:style style:name="T15" style:family="text">
      <style:text-properties officeooo:rsid="001cc1de"/>
    </style:style>
    <style:style style:name="T16" style:family="text">
      <style:text-properties officeooo:rsid="0021b5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garding approach to addiction treatment</text:p>
      <text:p text:style-name="P10">-the currently existing large datasets may do harm by generalizing most individual patient characteristics</text:p>
      <text:p text:style-name="P15"><text:span text:style-name="T2">-need to re-approach narrative toward </text:span><text:span text:style-name="T3">patient </text:span><text:span text:style-name="T2">treatment; </text:span><text:span text:style-name="T7">addiction is not necessarily the source of the problem, but is </text:span><text:span text:style-name="T6">a smaller part the picture comprising </text:span><text:span text:style-name="T7">of compulsive behavior as a result of coping with traumatic episodic </text:span><text:span text:style-name="T6">life </text:span><text:span text:style-name="T7">events or atypical </text:span><text:span text:style-name="T6">executive </text:span><text:span text:style-name="T7">functioning </text:span><text:span text:style-name="T8">disorders</text:span><text:span text:style-name="T7">.</text:span></text:p>
      <text:p text:style-name="P15"><text:span text:style-name="T2"><text:s/></text:span><text:span text:style-name="T6">+we must be careful to not generalize compulsive behavior as purely the result of personal trauma</text:span></text:p>
      <text:p text:style-name="P14"><text:s/>+abandon ABA methodology based approaches, as this can exacerbate traumatic experiences as well as optimal coping strategies as well as behaviors which can potentially further inconveniently debilitate the patient</text:p>
      <text:p text:style-name="P14"><text:s text:c="2"/>++coping strategies and coping behaviors are different; a coping strategy may involve planning the use of certain behaviors as a coping mechanism while coping behaviors are necessary behaviors used as optimal treatment based coping mechanisms.</text:p>
      <text:p text:style-name="P11"/>
      <text:p text:style-name="P1">Regarding “Use of a machine learning framework to predict substance use disorder treatment success</text:p>
      <text:p text:style-name="P4">-”<text:span text:style-name="T1">Accounting for individual patient characteristics to maximize positive outcomes is at the heart of precision medicine”</text:span></text:p>
      <text:p text:style-name="P3"><text:s/><text:span text:style-name="T1">+but this is contradicted by using 28 predictors that generalize individuality at scale based on surveyed patient data limited to a hispanic population</text:span></text:p>
      <text:p text:style-name="P3">-<text:span text:style-name="T1">SUD treatment outcome success low; 45.2% success rate</text:span></text:p>
      <text:p text:style-name="P4">-”…, <text:span text:style-name="T1">most of the time, researchers are uncertain about the model that generated the data”</text:span></text:p>
      <text:p text:style-name="P4">-”…, <text:span text:style-name="T1">statistical inference is not possible in machine learning methodologies such as RF or deep learning. This important limitation of machine learning algorithms is overcome by targeted learning, the first analytical framework that provides estimates and hypothesis testing while using machine learning”</text:span></text:p>
      <text:p text:style-name="P4"/>
      <text:p text:style-name="P12">Q&amp;A <text:span text:style-name="T10">regarding SPARx</text:span></text:p>
      <text:p text:style-name="P17">The global opioid epidemic is challenging our current understanding of managing and treating addiction, posing a significant financial burden and strain on our already over-utilized medical systems. As is the case with other modern challenges, the introduction of data-driven technology could address this issue and improve the likelihood of long-term patient success. SPARx, a Smart and Adaptive Recovery System developed by IGNTD, utilizes machine learning and customized programming to help individuals throughout the addiction recovery process. SPARx aims “to transform the current addiction industry [by promoting] empowerment, solution-oriented and compassionate recovery.” (IGNTD Announces The Launch of SPARx, A Smart Personalized Adaptive Recovery System That Finally Fixes The Failing One- Size-Fits-All System That is Killing More People Every Year 2021). Long-term platform usage is critical to the success of all addiction patients; thus, it is essential that IGNTD continues to identify and implement methods for improving user engagement. </text:p>
      <text:p text:style-name="P17"/>
      <text:p text:style-name="P17">This research will serve to address the viability of the SPARx platform through the scope of the following question: </text:p>
      <text:p text:style-name="P13"/>
      <text:p text:style-name="P5">First we must consider that this platform be re-approached with a focus toward compulsive behavior treatment as the majority of substance abuse users have some underlying compulsive behavior patterns that conflict with their executive functioning capacity.</text:p>
      <text:p text:style-name="P5"/>
      <text:p text:style-name="P5">Second, we expand the platform to combat potentially dangerous compulsive habits that are not limited to substance abuse; gamer addiction, hoarding, gambling, over-eating, etc.</text:p>
      <text:p text:style-name="P5"/>
      <text:p text:style-name="P16"><text:soft-page-break/><text:span text:style-name="T5">T</text:span><text:span text:style-name="T4">hird, we must not assume the source of problems patients have is rooted solely in their compulsive behavior.</text:span></text:p>
      <text:p text:style-name="P13"/>
      <text:p text:style-name="P17">Can data-driven techniques be leveraged to increase patient engagement on the SPARx platform? </text:p>
      <text:p text:style-name="P6">Granted the considerations I proposed before approaching the given questions, if we can have metrics that focus on multi-modal association of compulsive behaviors and their function as well as their association, we may have a data-driven technique to work with.</text:p>
      <text:p text:style-name="P13"/>
      <text:p text:style-name="P17"><text:span text:style-name="T9">Business Question:</text:span> What content should we be offering users of the platform? </text:p>
      <text:p text:style-name="P6">Users want to feel they are getting something meaningful out of most if not all their interactions, so the content MUST be meaningful to re-appropriate the mindset of patients to combat their bad habits from a new perspective. A focus on self-development and skill building would be central if not critical to the success of most users <text:span text:style-name="T12">as well as community engagement</text:span>.</text:p>
      <text:p text:style-name="P13"/>
      <text:p text:style-name="P17"><text:span text:style-name="T9">Descriptive Question:</text:span> What are the platform usage patterns? How do different types of users engage? </text:p>
      <text:p text:style-name="P7">Each user may have different individualized patient characteristics and we must be careful not to assume generalities between a population of patients with similar compulsive behaviors but may have contrasting bad habits <text:span text:style-name="T13">to have similar mentalities</text:span>. Users should be encouraged to engage with each other on the platform but the platform must also be intuitively catered to the user, especially if they have a medical condition that can limit their cognitive capacity to interact as well as other users without necessary user-based accommodations. <text:span text:style-name="T11">At this point in time it may be hard to provide more detailed schematics of more specific platform usage patterns.</text:span></text:p>
      <text:p text:style-name="P13"/>
      <text:p text:style-name="P17"><text:span text:style-name="T9">Predictive Question:</text:span> Given each user's history, how are they more likely to engage with the platform next? </text:p>
      <text:p text:style-name="P9">Users must be able to relate to how content is presented to them on the platform in a unique fashion associated with their compulsive tendencies or characteristics as well as mentality.</text:p>
      <text:p text:style-name="P13"/>
      <text:p text:style-name="P17"><text:span text:style-name="T9">Prescriptive Question:</text:span> What are the best types of content to present to ensure patients are engaging with the platform and progressing in their road to recovery?</text:p>
      <text:p text:style-name="P8">Having content centered around self-development and skill building should be of optimal focus, as pressed upon in the “Business Question”. All users will be victim of bad habits based on their compulsive nature but every user will have different compulsive tendencies or characteristics. Thus, the type of content that would be best to present would be both meaningful and rewarding to the user as matched with their profile which expands on more than just the compulsive characteristics, but also overall personality according to their mentality. <text:span text:style-name="T14">Last but not least, the content that is </text:span><text:span text:style-name="T15">presented in </text:span><text:span text:style-name="T14">both </text:span><text:span text:style-name="T15">a </text:span><text:span text:style-name="T14">meaningfully and rewarding </text:span><text:span text:style-name="T15">way</text:span><text:span text:style-name="T14"> presented to the user should also enable the user to want to make communal impact beyond their own self-development interes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3T17:54:27.064736988</meta:creation-date>
    <dc:date>2022-04-13T12:56:20.028811196</dc:date>
    <meta:editing-duration>PT19H44M6S</meta:editing-duration>
    <meta:editing-cycles>19</meta:editing-cycles>
    <meta:generator>LibreOffice/6.4.7.2$Linux_X86_64 LibreOffice_project/40$Build-2</meta:generator>
    <meta:document-statistic meta:table-count="0" meta:image-count="0" meta:object-count="0" meta:page-count="2" meta:paragraph-count="28" meta:word-count="946" meta:character-count="6313" meta:non-whitespace-character-count="5384"/>
  </office:meta>
</office:document-meta>
</file>